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38d1" officeooo:paragraph-rsid="001038d1"/>
    </style:style>
    <style:style style:name="P2" style:family="paragraph" style:parent-style-name="Standard">
      <style:text-properties officeooo:rsid="00118c36" officeooo:paragraph-rsid="00118c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king a custom variant/game for Kingtaker:</text:h>
      <text:p text:style-name="P2"></text:p>
      <text:p text:style-name="P2">A custom variant for Kingtaker is fundamentally any Java class that extends another variant or the abstract 'ChessVariant' class. Most will want to extend 'BasicChessvar.java' to make use of all the aspects of the original chess board. </text:p>
      <text:p text:style-name="P2"></text:p>
      <text:p text:style-name="P2">This manual will start by assuming you want to extend BasicChessvar, so several aspects are already defined. It will also assume you can view the source code for the variants GrandChess, RandomChess, and Hnefatafl, which come with the basic Kingtaker distribution.</text:p>
      <text:p text:style-name="P2"></text:p>
      <text:p text:style-name="P2">A variant's filename must end in 'var.java' so it can be found by Kingtaker. </text:p>
      <text:p text:style-name="P2"></text:p>
      <text:p text:style-name="P2">You should define getVariantID to return a unique number. You can randomly generate this, and change it if you later find it clashes with someone else's variant. (ideally we would have a system to allocate new IDs, but we haven't got this online yet).</text:p>
      <text:p text:style-name="P2"></text:p>
      <text:p text:style-name="P2">You should also define getName and getDescription to return something appropriate. </text:p>
      <text:p text:style-name="P2"></text:p>
      <text:p text:style-name="P2">Once that is done, you should have a new variant of Chess, although no gameplay has been changed yet.</text:p>
      <text:p text:style-name="P2"></text:p>
      <text:h text:style-name="Heading_20_2" text:outline-level="2">Changing the board set up:</text:h>
      <text:p text:style-name="P2"></text:p>
      <text:p text:style-name="P2">One of the easiest things to change in Kingtaker is what pieces are on the board at the start of the game, and where. For this, look at the 'RandomChess' implimentation, and the related files in other variants. You must make a file that extends Board, and has a method overriding initializeBoard. This should use the this.placePiece function to place any pieces you want on the board and return true if everything worked.</text:p>
      <text:p text:style-name="P2"></text:p>
      <text:h text:style-name="Heading_20_2" text:outline-level="2">Alternate Board Sizes:</text:h>
      <text:p text:style-name="P2"></text:p>
      <text:p text:style-name="P2">To set a different size for the board, you should change its constructor to initialize the pieces array to the appropraite proportions, and use Arrays.fill to fill each row with empty pieces. initializeBoard will be called after this. See GrandBoard.java in the GrandChess package for an example.</text:p>
      <text:p text:style-name="P2"></text:p>
      <text:h text:style-name="Heading_20_2" text:outline-level="2">New Pieces:</text:h>
      <text:p text:style-name="P2"></text:p>
      <text:p text:style-name="P2">New pieces require one file per variant, plus one for each new piece. The variant-wide file is the Decoder, used to load games, undo turns, and generally change between game states. This should override/impliment the generate function of PieceDecoder, taking a board to place a piece on, the type (color) of the piece, coordinates, and the name of the piece being created, and it should return the correct piece for those parameters. See the GrandDecoder.java in the GrandChess file for an example. Calling super.generate(...) for pieces you did not add yourself is very useful for this.</text:p>
      <text:p text:style-name="P2"></text:p>
      <text:p text:style-name="P2">Each piece also needs its own file, extending ChessPiece. This should have a constructor, that likely just calls the super constructor while passing in its name. It should override the validInState <text:soft-page-break/>function, which checks if the piece is blocked by another piece during its movement (ignoring the final space), and returns true if it is not. It should override the returnValue function, which returns the value of the piece relative to a Pawn (1), used to help the AI evaluate moves. It should override the getName function which returns its name as a String, most importantly for the Decoder mentioned above.</text:p>
      <text:p text:style-name="P2"></text:p>
      <text:p text:style-name="P2">The likely most important &amp; complicated function a piece overrides is the allPieceMoves function which returns a list of all locations the piece could move to. This function ignores if it would take a friendly piece, if it is blocked, or if the move would put its king in check. These are handled elsewhere. For pieces with moves that rely on the situation such as castling and en passant, this should always return those locations and their validity is checked in validInState. This function only checks the piece's current position on the board and disregards all other pieces. </text:p>
      <text:p text:style-name="P2"></text:p>
      <text:p text:style-name="P2">Once this is set up, the piece should be able to be added by your Board file and used in a game.</text:p>
      <text:p text:style-name="P2"></text:p>
      <text:p text:style-name="P2">Look at the Cardinal.java in GrandChess for an example of a custom piece. You can also view the existing pieces in BasicChess.java, especially the Pawn and King for special moves such as en passant. </text:p>
      <text:p text:style-name="P2"></text:p>
      <text:h text:style-name="Heading_20_2" text:outline-level="2">New game rules:</text:h>
      <text:p text:style-name="P2"></text:p>
      <text:p text:style-name="P2">For new game rules, you will probably want to override the gameController class. This class handles all game logic that isn't piece-specific (handled by the pieces), or simply moving things around the board (handled by the board). As custom rules you might wish to add are extremely varied, there is no standard formula for these. BasicChess uses the base gameController class in the 'main' package. You should look through this before making changes. </text:p>
      <text:p text:style-name="P2"></text:p>
      <text:p text:style-name="P2">One thing you might want to change is the victory conditions, which can be handled by overriding checkMate(), which should return true if the game is going to end, and endGame(boolean isADraw), which should set the gameResult variable to the winner. See the definitions of these functions in the main file and consider calling super() at some point to retain the original chess conditions in your vari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3T14:05:03.145202537</meta:creation-date>
    <meta:generator>LibreOffice/4.2.7.2$Linux_X86_64 LibreOffice_project/420m0$Build-2</meta:generator>
    <dc:date>2015-01-09T12:25:33.394399317</dc:date>
    <meta:editing-duration>P0D</meta:editing-duration>
    <meta:editing-cycles>2</meta:editing-cycles>
    <meta:document-statistic meta:table-count="0" meta:image-count="0" meta:object-count="0" meta:page-count="2" meta:paragraph-count="39" meta:word-count="796" meta:character-count="4812" meta:non-whitespace-character-count="3991"/>
  </office:meta>
</office:document-meta>
</file>